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arameters" style:family="table">
      <style:table-properties style:width="6.9271in" fo:margin-left="0in" table:align="left"/>
    </style:style>
    <style:style style:name="Parameters.A" style:family="table-column">
      <style:table-column-properties style:column-width="0.2646in"/>
    </style:style>
    <style:style style:name="Parameters.B" style:family="table-column">
      <style:table-column-properties style:column-width="1.1833in"/>
    </style:style>
    <style:style style:name="Parameters.C" style:family="table-column">
      <style:table-column-properties style:column-width="0.7604in"/>
    </style:style>
    <style:style style:name="Parameters.D" style:family="table-column">
      <style:table-column-properties style:column-width="0.7188in"/>
    </style:style>
    <style:style style:name="Parameters.E" style:family="table-column">
      <style:table-column-properties style:column-width="0.7542in"/>
    </style:style>
    <style:style style:name="Parameters.F" style:family="table-column">
      <style:table-column-properties style:column-width="0.6326in"/>
    </style:style>
    <style:style style:name="Parameters.G" style:family="table-column">
      <style:table-column-properties style:column-width="0.7382in"/>
    </style:style>
    <style:style style:name="Parameters.H" style:family="table-column">
      <style:table-column-properties style:column-width="1.875in"/>
    </style:style>
    <style:style style:name="Parameters.1" style:family="table-row">
      <style:table-row-properties style:min-row-height="0.25in"/>
    </style:style>
    <style:style style:name="Parameters.A1" style:family="table-cell">
      <style:table-cell-properties fo:background-color="#cfe7e5" fo:padding="0.0382in" fo:border-left="0.05pt solid #000000" fo:border-right="none" fo:border-top="0.05pt solid #000000" fo:border-bottom="0.05pt solid #000000">
        <style:background-image/>
      </style:table-cell-properties>
    </style:style>
    <style:style style:name="Parameters.H1" style:family="table-cell">
      <style:table-cell-properties fo:background-color="#cfe7e5" fo:padding="0.0382in" fo:border="0.05pt solid #000000">
        <style:background-image/>
      </style:table-cell-properties>
    </style:style>
    <style:style style:name="Parameters.A2" style:family="table-cell">
      <style:table-cell-properties fo:padding="0.0382in" fo:border-left="0.05pt solid #000000" fo:border-right="none" fo:border-top="none" fo:border-bottom="0.05pt solid #000000"/>
    </style:style>
    <style:style style:name="Parameters.B2" style:family="table-cell">
      <style:table-cell-properties fo:padding="0.0382in" fo:border-left="0.05pt solid #000000" fo:border-right="none" fo:border-top="none" fo:border-bottom="0.05pt solid #000000"/>
    </style:style>
    <style:style style:name="Parameters.C2" style:family="table-cell">
      <style:table-cell-properties fo:padding="0.0382in" fo:border-left="0.05pt solid #000000" fo:border-right="none" fo:border-top="none" fo:border-bottom="0.05pt solid #000000"/>
    </style:style>
    <style:style style:name="Parameters.D2" style:family="table-cell">
      <style:table-cell-properties fo:padding="0.0382in" fo:border-left="0.05pt solid #000000" fo:border-right="none" fo:border-top="none" fo:border-bottom="0.05pt solid #000000"/>
    </style:style>
    <style:style style:name="Parameters.E2" style:family="table-cell">
      <style:table-cell-properties fo:padding="0.0382in" fo:border-left="0.05pt solid #000000" fo:border-right="none" fo:border-top="none" fo:border-bottom="0.05pt solid #000000"/>
    </style:style>
    <style:style style:name="Parameters.F2" style:family="table-cell">
      <style:table-cell-properties fo:padding="0.0382in" fo:border-left="0.05pt solid #000000" fo:border-right="none" fo:border-top="none" fo:border-bottom="0.05pt solid #000000"/>
    </style:style>
    <style:style style:name="Parameters.G2" style:family="table-cell">
      <style:table-cell-properties fo:padding="0.0382in" fo:border-left="0.05pt solid #000000" fo:border-right="none" fo:border-top="none" fo:border-bottom="0.05pt solid #000000"/>
    </style:style>
    <style:style style:name="Parameters.H2" style:family="table-cell">
      <style:table-cell-properties fo:padding="0.0382in" fo:border-left="0.05pt solid #000000" fo:border-right="0.05pt solid #000000" fo:border-top="none" fo:border-bottom="0.05pt solid #000000"/>
    </style:style>
    <style:style style:name="Parameters.A3" style:family="table-cell">
      <style:table-cell-properties fo:padding="0.0382in" fo:border-left="0.05pt solid #000000" fo:border-right="none" fo:border-top="none" fo:border-bottom="0.05pt solid #000000"/>
    </style:style>
    <style:style style:name="Parameters.B3" style:family="table-cell">
      <style:table-cell-properties fo:padding="0.0382in" fo:border-left="0.05pt solid #000000" fo:border-right="none" fo:border-top="none" fo:border-bottom="0.05pt solid #000000"/>
    </style:style>
    <style:style style:name="Parameters.C3" style:family="table-cell">
      <style:table-cell-properties fo:padding="0.0382in" fo:border-left="0.05pt solid #000000" fo:border-right="none" fo:border-top="none" fo:border-bottom="0.05pt solid #000000"/>
    </style:style>
    <style:style style:name="Parameters.D3" style:family="table-cell">
      <style:table-cell-properties fo:padding="0.0382in" fo:border-left="0.05pt solid #000000" fo:border-right="none" fo:border-top="none" fo:border-bottom="0.05pt solid #000000"/>
    </style:style>
    <style:style style:name="Parameters.E3" style:family="table-cell">
      <style:table-cell-properties fo:padding="0.0382in" fo:border-left="0.05pt solid #000000" fo:border-right="none" fo:border-top="none" fo:border-bottom="0.05pt solid #000000"/>
    </style:style>
    <style:style style:name="Parameters.F3" style:family="table-cell">
      <style:table-cell-properties fo:padding="0.0382in" fo:border-left="0.05pt solid #000000" fo:border-right="none" fo:border-top="none" fo:border-bottom="0.05pt solid #000000"/>
    </style:style>
    <style:style style:name="Parameters.G3" style:family="table-cell">
      <style:table-cell-properties fo:padding="0.0382in" fo:border-left="0.05pt solid #000000" fo:border-right="none" fo:border-top="none" fo:border-bottom="0.05pt solid #000000"/>
    </style:style>
    <style:style style:name="Parameters.H3" style:family="table-cell">
      <style:table-cell-properties fo:padding="0.0382in" fo:border-left="0.05pt solid #000000" fo:border-right="0.05pt solid #000000" fo:border-top="none" fo:border-bottom="0.05pt solid #000000"/>
    </style:style>
    <style:style style:name="Parameters.A4" style:family="table-cell">
      <style:table-cell-properties fo:padding="0.0382in" fo:border-left="0.05pt solid #000000" fo:border-right="none" fo:border-top="none" fo:border-bottom="0.05pt solid #000000"/>
    </style:style>
    <style:style style:name="Parameters.B4" style:family="table-cell">
      <style:table-cell-properties fo:padding="0.0382in" fo:border-left="0.05pt solid #000000" fo:border-right="none" fo:border-top="none" fo:border-bottom="0.05pt solid #000000"/>
    </style:style>
    <style:style style:name="Parameters.C4" style:family="table-cell">
      <style:table-cell-properties fo:padding="0.0382in" fo:border-left="0.05pt solid #000000" fo:border-right="none" fo:border-top="none" fo:border-bottom="0.05pt solid #000000"/>
    </style:style>
    <style:style style:name="Parameters.D4" style:family="table-cell">
      <style:table-cell-properties fo:padding="0.0382in" fo:border-left="0.05pt solid #000000" fo:border-right="none" fo:border-top="none" fo:border-bottom="0.05pt solid #000000"/>
    </style:style>
    <style:style style:name="Parameters.E4" style:family="table-cell">
      <style:table-cell-properties fo:padding="0.0382in" fo:border-left="0.05pt solid #000000" fo:border-right="none" fo:border-top="none" fo:border-bottom="0.05pt solid #000000"/>
    </style:style>
    <style:style style:name="Parameters.F4" style:family="table-cell">
      <style:table-cell-properties fo:padding="0.0382in" fo:border-left="0.05pt solid #000000" fo:border-right="none" fo:border-top="none" fo:border-bottom="0.05pt solid #000000"/>
    </style:style>
    <style:style style:name="Parameters.G4" style:family="table-cell">
      <style:table-cell-properties fo:padding="0.0382in" fo:border-left="0.05pt solid #000000" fo:border-right="none" fo:border-top="none" fo:border-bottom="0.05pt solid #000000"/>
    </style:style>
    <style:style style:name="Parameters.H4" style:family="table-cell">
      <style:table-cell-properties fo:padding="0.0382in" fo:border-left="0.05pt solid #000000" fo:border-right="0.05pt solid #000000" fo:border-top="none" fo:border-bottom="0.05pt solid #000000"/>
    </style:style>
    <style:style style:name="Parameters.A5" style:family="table-cell">
      <style:table-cell-properties fo:padding="0.0382in" fo:border-left="0.05pt solid #000000" fo:border-right="none" fo:border-top="none" fo:border-bottom="0.05pt solid #000000"/>
    </style:style>
    <style:style style:name="Parameters.B5" style:family="table-cell">
      <style:table-cell-properties fo:padding="0.0382in" fo:border-left="0.05pt solid #000000" fo:border-right="none" fo:border-top="none" fo:border-bottom="0.05pt solid #000000"/>
    </style:style>
    <style:style style:name="Parameters.C5" style:family="table-cell">
      <style:table-cell-properties fo:padding="0.0382in" fo:border-left="0.05pt solid #000000" fo:border-right="none" fo:border-top="none" fo:border-bottom="0.05pt solid #000000"/>
    </style:style>
    <style:style style:name="Parameters.D5" style:family="table-cell">
      <style:table-cell-properties fo:padding="0.0382in" fo:border-left="0.05pt solid #000000" fo:border-right="none" fo:border-top="none" fo:border-bottom="0.05pt solid #000000"/>
    </style:style>
    <style:style style:name="Parameters.E5" style:family="table-cell">
      <style:table-cell-properties fo:padding="0.0382in" fo:border-left="0.05pt solid #000000" fo:border-right="none" fo:border-top="none" fo:border-bottom="0.05pt solid #000000"/>
    </style:style>
    <style:style style:name="Parameters.F5" style:family="table-cell">
      <style:table-cell-properties fo:padding="0.0382in" fo:border-left="0.05pt solid #000000" fo:border-right="none" fo:border-top="none" fo:border-bottom="0.05pt solid #000000"/>
    </style:style>
    <style:style style:name="Parameters.G5" style:family="table-cell">
      <style:table-cell-properties fo:padding="0.0382in" fo:border-left="0.05pt solid #000000" fo:border-right="none" fo:border-top="none" fo:border-bottom="0.05pt solid #000000"/>
    </style:style>
    <style:style style:name="Parameters.H5" style:family="table-cell">
      <style:table-cell-properties fo:padding="0.0382in" fo:border-left="0.05pt solid #000000" fo:border-right="0.05pt solid #000000" fo:border-top="none" fo:border-bottom="0.05pt solid #000000"/>
    </style:style>
    <style:style style:name="Parameters.A6" style:family="table-cell">
      <style:table-cell-properties fo:padding="0.0382in" fo:border-left="0.05pt solid #000000" fo:border-right="none" fo:border-top="none" fo:border-bottom="0.05pt solid #000000"/>
    </style:style>
    <style:style style:name="Parameters.B6" style:family="table-cell">
      <style:table-cell-properties fo:padding="0.0382in" fo:border-left="0.05pt solid #000000" fo:border-right="none" fo:border-top="none" fo:border-bottom="0.05pt solid #000000"/>
    </style:style>
    <style:style style:name="Parameters.C6" style:family="table-cell">
      <style:table-cell-properties fo:padding="0.0382in" fo:border-left="0.05pt solid #000000" fo:border-right="none" fo:border-top="none" fo:border-bottom="0.05pt solid #000000"/>
    </style:style>
    <style:style style:name="Parameters.D6" style:family="table-cell">
      <style:table-cell-properties fo:padding="0.0382in" fo:border-left="0.05pt solid #000000" fo:border-right="none" fo:border-top="none" fo:border-bottom="0.05pt solid #000000"/>
    </style:style>
    <style:style style:name="Parameters.E6" style:family="table-cell">
      <style:table-cell-properties fo:padding="0.0382in" fo:border-left="0.05pt solid #000000" fo:border-right="none" fo:border-top="none" fo:border-bottom="0.05pt solid #000000"/>
    </style:style>
    <style:style style:name="Parameters.F6" style:family="table-cell">
      <style:table-cell-properties fo:padding="0.0382in" fo:border-left="0.05pt solid #000000" fo:border-right="none" fo:border-top="none" fo:border-bottom="0.05pt solid #000000"/>
    </style:style>
    <style:style style:name="Parameters.G6" style:family="table-cell">
      <style:table-cell-properties fo:padding="0.0382in" fo:border-left="0.05pt solid #000000" fo:border-right="none" fo:border-top="none" fo:border-bottom="0.05pt solid #000000"/>
    </style:style>
    <style:style style:name="Parameters.H6" style:family="table-cell">
      <style:table-cell-properties fo:padding="0.0382in" fo:border-left="0.05pt solid #000000" fo:border-right="0.05pt solid #000000" fo:border-top="none" fo:border-bottom="0.05pt solid #000000"/>
    </style:style>
    <style:style style:name="Parameters.A7" style:family="table-cell">
      <style:table-cell-properties fo:padding="0.0382in" fo:border-left="0.05pt solid #000000" fo:border-right="none" fo:border-top="none" fo:border-bottom="0.05pt solid #000000"/>
    </style:style>
    <style:style style:name="Parameters.B7" style:family="table-cell">
      <style:table-cell-properties fo:padding="0.0382in" fo:border-left="0.05pt solid #000000" fo:border-right="none" fo:border-top="none" fo:border-bottom="0.05pt solid #000000"/>
    </style:style>
    <style:style style:name="Parameters.C7" style:family="table-cell">
      <style:table-cell-properties fo:padding="0.0382in" fo:border-left="0.05pt solid #000000" fo:border-right="none" fo:border-top="none" fo:border-bottom="0.05pt solid #000000"/>
    </style:style>
    <style:style style:name="Parameters.D7" style:family="table-cell">
      <style:table-cell-properties fo:padding="0.0382in" fo:border-left="0.05pt solid #000000" fo:border-right="none" fo:border-top="none" fo:border-bottom="0.05pt solid #000000"/>
    </style:style>
    <style:style style:name="Parameters.E7" style:family="table-cell">
      <style:table-cell-properties fo:padding="0.0382in" fo:border-left="0.05pt solid #000000" fo:border-right="none" fo:border-top="none" fo:border-bottom="0.05pt solid #000000"/>
    </style:style>
    <style:style style:name="Parameters.F7" style:family="table-cell">
      <style:table-cell-properties fo:padding="0.0382in" fo:border-left="0.05pt solid #000000" fo:border-right="none" fo:border-top="none" fo:border-bottom="0.05pt solid #000000"/>
    </style:style>
    <style:style style:name="Parameters.G7" style:family="table-cell">
      <style:table-cell-properties fo:padding="0.0382in" fo:border-left="0.05pt solid #000000" fo:border-right="none" fo:border-top="none" fo:border-bottom="0.05pt solid #000000"/>
    </style:style>
    <style:style style:name="Parameters.H7" style:family="table-cell">
      <style:table-cell-properties fo:padding="0.0382in" fo:border-left="0.05pt solid #000000" fo:border-right="0.05pt solid #000000" fo:border-top="none" fo:border-bottom="0.05pt solid #000000"/>
    </style:style>
    <style:style style:name="Parameters.A8" style:family="table-cell">
      <style:table-cell-properties fo:padding="0.0382in" fo:border-left="0.05pt solid #000000" fo:border-right="none" fo:border-top="none" fo:border-bottom="0.05pt solid #000000"/>
    </style:style>
    <style:style style:name="Parameters.B8" style:family="table-cell">
      <style:table-cell-properties fo:padding="0.0382in" fo:border-left="0.05pt solid #000000" fo:border-right="none" fo:border-top="none" fo:border-bottom="0.05pt solid #000000"/>
    </style:style>
    <style:style style:name="Parameters.C8" style:family="table-cell">
      <style:table-cell-properties fo:padding="0.0382in" fo:border-left="0.05pt solid #000000" fo:border-right="none" fo:border-top="none" fo:border-bottom="0.05pt solid #000000"/>
    </style:style>
    <style:style style:name="Parameters.D8" style:family="table-cell">
      <style:table-cell-properties fo:padding="0.0382in" fo:border-left="0.05pt solid #000000" fo:border-right="none" fo:border-top="none" fo:border-bottom="0.05pt solid #000000"/>
    </style:style>
    <style:style style:name="Parameters.E8" style:family="table-cell">
      <style:table-cell-properties fo:padding="0.0382in" fo:border-left="0.05pt solid #000000" fo:border-right="none" fo:border-top="none" fo:border-bottom="0.05pt solid #000000"/>
    </style:style>
    <style:style style:name="Parameters.F8" style:family="table-cell">
      <style:table-cell-properties fo:padding="0.0382in" fo:border-left="0.05pt solid #000000" fo:border-right="none" fo:border-top="none" fo:border-bottom="0.05pt solid #000000"/>
    </style:style>
    <style:style style:name="Parameters.G8" style:family="table-cell">
      <style:table-cell-properties fo:padding="0.0382in" fo:border-left="0.05pt solid #000000" fo:border-right="none" fo:border-top="none" fo:border-bottom="0.05pt solid #000000"/>
    </style:style>
    <style:style style:name="Parameters.H8" style:family="table-cell">
      <style:table-cell-properties fo:padding="0.0382in" fo:border-left="0.05pt solid #000000" fo:border-right="0.05pt solid #000000" fo:border-top="none" fo:border-bottom="0.05pt solid #000000"/>
    </style:style>
    <style:style style:name="Parameters.A9" style:family="table-cell">
      <style:table-cell-properties fo:padding="0.0382in" fo:border-left="0.05pt solid #000000" fo:border-right="none" fo:border-top="none" fo:border-bottom="0.05pt solid #000000"/>
    </style:style>
    <style:style style:name="Parameters.B9" style:family="table-cell">
      <style:table-cell-properties fo:padding="0.0382in" fo:border-left="0.05pt solid #000000" fo:border-right="none" fo:border-top="none" fo:border-bottom="0.05pt solid #000000"/>
    </style:style>
    <style:style style:name="Parameters.C9" style:family="table-cell">
      <style:table-cell-properties fo:padding="0.0382in" fo:border-left="0.05pt solid #000000" fo:border-right="none" fo:border-top="none" fo:border-bottom="0.05pt solid #000000"/>
    </style:style>
    <style:style style:name="Parameters.D9" style:family="table-cell">
      <style:table-cell-properties fo:padding="0.0382in" fo:border-left="0.05pt solid #000000" fo:border-right="none" fo:border-top="none" fo:border-bottom="0.05pt solid #000000"/>
    </style:style>
    <style:style style:name="Parameters.E9" style:family="table-cell">
      <style:table-cell-properties fo:padding="0.0382in" fo:border-left="0.05pt solid #000000" fo:border-right="none" fo:border-top="none" fo:border-bottom="0.05pt solid #000000"/>
    </style:style>
    <style:style style:name="Parameters.F9" style:family="table-cell">
      <style:table-cell-properties fo:padding="0.0382in" fo:border-left="0.05pt solid #000000" fo:border-right="none" fo:border-top="none" fo:border-bottom="0.05pt solid #000000"/>
    </style:style>
    <style:style style:name="Parameters.G9" style:family="table-cell">
      <style:table-cell-properties fo:padding="0.0382in" fo:border-left="0.05pt solid #000000" fo:border-right="none" fo:border-top="none" fo:border-bottom="0.05pt solid #000000"/>
    </style:style>
    <style:style style:name="Parameters.H9" style:family="table-cell">
      <style:table-cell-properties fo:padding="0.0382in" fo:border-left="0.05pt solid #000000" fo:border-right="0.05pt solid #000000" fo:border-top="none" fo:border-bottom="0.05pt solid #000000"/>
    </style:style>
    <style:style style:name="Parameters.A10" style:family="table-cell">
      <style:table-cell-properties fo:padding="0.0382in" fo:border-left="0.05pt solid #000000" fo:border-right="none" fo:border-top="none" fo:border-bottom="0.05pt solid #000000"/>
    </style:style>
    <style:style style:name="Parameters.B10" style:family="table-cell">
      <style:table-cell-properties fo:padding="0.0382in" fo:border-left="0.05pt solid #000000" fo:border-right="none" fo:border-top="none" fo:border-bottom="0.05pt solid #000000"/>
    </style:style>
    <style:style style:name="Parameters.C10" style:family="table-cell">
      <style:table-cell-properties fo:padding="0.0382in" fo:border-left="0.05pt solid #000000" fo:border-right="none" fo:border-top="none" fo:border-bottom="0.05pt solid #000000"/>
    </style:style>
    <style:style style:name="Parameters.D10" style:family="table-cell">
      <style:table-cell-properties fo:padding="0.0382in" fo:border-left="0.05pt solid #000000" fo:border-right="none" fo:border-top="none" fo:border-bottom="0.05pt solid #000000"/>
    </style:style>
    <style:style style:name="Parameters.E10" style:family="table-cell">
      <style:table-cell-properties fo:padding="0.0382in" fo:border-left="0.05pt solid #000000" fo:border-right="none" fo:border-top="none" fo:border-bottom="0.05pt solid #000000"/>
    </style:style>
    <style:style style:name="Parameters.F10" style:family="table-cell">
      <style:table-cell-properties fo:padding="0.0382in" fo:border-left="0.05pt solid #000000" fo:border-right="none" fo:border-top="none" fo:border-bottom="0.05pt solid #000000"/>
    </style:style>
    <style:style style:name="Parameters.G10" style:family="table-cell">
      <style:table-cell-properties fo:padding="0.0382in" fo:border-left="0.05pt solid #000000" fo:border-right="none" fo:border-top="none" fo:border-bottom="0.05pt solid #000000"/>
    </style:style>
    <style:style style:name="Parameters.H10" style:family="table-cell">
      <style:table-cell-properties fo:padding="0.0382in" fo:border-left="0.05pt solid #000000" fo:border-right="0.05pt solid #000000" fo:border-top="none" fo:border-bottom="0.05pt solid #000000"/>
    </style:style>
    <style:style style:name="Parameters.A11" style:family="table-cell">
      <style:table-cell-properties fo:background-color="transparent" fo:padding="0.0382in" fo:border-left="0.05pt solid #000000" fo:border-right="none" fo:border-top="none" fo:border-bottom="0.05pt solid #000000">
        <style:background-image/>
      </style:table-cell-properties>
    </style:style>
    <style:style style:name="Parameters.H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arameters.A12" style:family="table-cell">
      <style:table-cell-properties fo:padding="0.0382in" fo:border-left="0.05pt solid #000000" fo:border-right="none" fo:border-top="none" fo:border-bottom="0.05pt solid #000000"/>
    </style:style>
    <style:style style:name="Parameters.B12" style:family="table-cell">
      <style:table-cell-properties fo:padding="0.0382in" fo:border-left="0.05pt solid #000000" fo:border-right="none" fo:border-top="none" fo:border-bottom="0.05pt solid #000000"/>
    </style:style>
    <style:style style:name="Parameters.C12" style:family="table-cell">
      <style:table-cell-properties fo:padding="0.0382in" fo:border-left="0.05pt solid #000000" fo:border-right="none" fo:border-top="none" fo:border-bottom="0.05pt solid #000000"/>
    </style:style>
    <style:style style:name="Parameters.D12" style:family="table-cell">
      <style:table-cell-properties fo:padding="0.0382in" fo:border-left="0.05pt solid #000000" fo:border-right="none" fo:border-top="none" fo:border-bottom="0.05pt solid #000000"/>
    </style:style>
    <style:style style:name="Parameters.E12" style:family="table-cell">
      <style:table-cell-properties fo:padding="0.0382in" fo:border-left="0.05pt solid #000000" fo:border-right="none" fo:border-top="none" fo:border-bottom="0.05pt solid #000000"/>
    </style:style>
    <style:style style:name="Parameters.F12" style:family="table-cell">
      <style:table-cell-properties fo:padding="0.0382in" fo:border-left="0.05pt solid #000000" fo:border-right="none" fo:border-top="none" fo:border-bottom="0.05pt solid #000000"/>
    </style:style>
    <style:style style:name="Parameters.G12" style:family="table-cell">
      <style:table-cell-properties fo:padding="0.0382in" fo:border-left="0.05pt solid #000000" fo:border-right="none" fo:border-top="none" fo:border-bottom="0.05pt solid #000000"/>
    </style:style>
    <style:style style:name="Parameters.H12" style:family="table-cell">
      <style:table-cell-properties fo:padding="0.0382in" fo:border-left="0.05pt solid #000000" fo:border-right="0.05pt solid #000000" fo:border-top="none" fo:border-bottom="0.05pt solid #000000"/>
    </style:style>
    <style:style style:name="Parameters.A13" style:family="table-cell">
      <style:table-cell-properties fo:padding="0.0382in" fo:border-left="0.05pt solid #000000" fo:border-right="none" fo:border-top="none" fo:border-bottom="0.05pt solid #000000"/>
    </style:style>
    <style:style style:name="Parameters.B13" style:family="table-cell">
      <style:table-cell-properties fo:padding="0.0382in" fo:border-left="0.05pt solid #000000" fo:border-right="none" fo:border-top="none" fo:border-bottom="0.05pt solid #000000"/>
    </style:style>
    <style:style style:name="Parameters.C13" style:family="table-cell">
      <style:table-cell-properties fo:padding="0.0382in" fo:border-left="0.05pt solid #000000" fo:border-right="none" fo:border-top="none" fo:border-bottom="0.05pt solid #000000"/>
    </style:style>
    <style:style style:name="Parameters.D13" style:family="table-cell">
      <style:table-cell-properties fo:padding="0.0382in" fo:border-left="0.05pt solid #000000" fo:border-right="none" fo:border-top="none" fo:border-bottom="0.05pt solid #000000"/>
    </style:style>
    <style:style style:name="Parameters.E13" style:family="table-cell">
      <style:table-cell-properties fo:padding="0.0382in" fo:border-left="0.05pt solid #000000" fo:border-right="none" fo:border-top="none" fo:border-bottom="0.05pt solid #000000"/>
    </style:style>
    <style:style style:name="Parameters.F13" style:family="table-cell">
      <style:table-cell-properties fo:padding="0.0382in" fo:border-left="0.05pt solid #000000" fo:border-right="none" fo:border-top="none" fo:border-bottom="0.05pt solid #000000"/>
    </style:style>
    <style:style style:name="Parameters.G13" style:family="table-cell">
      <style:table-cell-properties fo:padding="0.0382in" fo:border-left="0.05pt solid #000000" fo:border-right="none" fo:border-top="none" fo:border-bottom="0.05pt solid #000000"/>
    </style:style>
    <style:style style:name="Parameters.H13" style:family="table-cell">
      <style:table-cell-properties fo:padding="0.0382in" fo:border-left="0.05pt solid #000000" fo:border-right="0.05pt solid #000000" fo:border-top="none" fo:border-bottom="0.05pt solid #000000"/>
    </style:style>
    <style:style style:name="Parameters.A14" style:family="table-cell">
      <style:table-cell-properties fo:padding="0.0382in" fo:border-left="0.05pt solid #000000" fo:border-right="none" fo:border-top="none" fo:border-bottom="0.05pt solid #000000"/>
    </style:style>
    <style:style style:name="Parameters.B14" style:family="table-cell">
      <style:table-cell-properties fo:padding="0.0382in" fo:border-left="0.05pt solid #000000" fo:border-right="none" fo:border-top="none" fo:border-bottom="0.05pt solid #000000"/>
    </style:style>
    <style:style style:name="Parameters.C14" style:family="table-cell">
      <style:table-cell-properties fo:padding="0.0382in" fo:border-left="0.05pt solid #000000" fo:border-right="none" fo:border-top="none" fo:border-bottom="0.05pt solid #000000"/>
    </style:style>
    <style:style style:name="Parameters.D14" style:family="table-cell">
      <style:table-cell-properties fo:padding="0.0382in" fo:border-left="0.05pt solid #000000" fo:border-right="none" fo:border-top="none" fo:border-bottom="0.05pt solid #000000"/>
    </style:style>
    <style:style style:name="Parameters.E14" style:family="table-cell">
      <style:table-cell-properties fo:padding="0.0382in" fo:border-left="0.05pt solid #000000" fo:border-right="none" fo:border-top="none" fo:border-bottom="0.05pt solid #000000"/>
    </style:style>
    <style:style style:name="Parameters.F14" style:family="table-cell">
      <style:table-cell-properties fo:padding="0.0382in" fo:border-left="0.05pt solid #000000" fo:border-right="none" fo:border-top="none" fo:border-bottom="0.05pt solid #000000"/>
    </style:style>
    <style:style style:name="Parameters.G14" style:family="table-cell">
      <style:table-cell-properties fo:padding="0.0382in" fo:border-left="0.05pt solid #000000" fo:border-right="none" fo:border-top="none" fo:border-bottom="0.05pt solid #000000"/>
    </style:style>
    <style:style style:name="Parameters.H14" style:family="table-cell">
      <style:table-cell-properties fo:padding="0.0382in" fo:border-left="0.05pt solid #000000" fo:border-right="0.05pt solid #000000" fo:border-top="none" fo:border-bottom="0.05pt solid #000000"/>
    </style:style>
    <style:style style:name="Parameters.A15" style:family="table-cell">
      <style:table-cell-properties fo:padding="0.0382in" fo:border-left="0.05pt solid #000000" fo:border-right="none" fo:border-top="none" fo:border-bottom="0.05pt solid #000000"/>
    </style:style>
    <style:style style:name="Parameters.B15" style:family="table-cell">
      <style:table-cell-properties fo:padding="0.0382in" fo:border-left="0.05pt solid #000000" fo:border-right="none" fo:border-top="none" fo:border-bottom="0.05pt solid #000000"/>
    </style:style>
    <style:style style:name="Parameters.C15" style:family="table-cell">
      <style:table-cell-properties fo:padding="0.0382in" fo:border-left="0.05pt solid #000000" fo:border-right="none" fo:border-top="none" fo:border-bottom="0.05pt solid #000000"/>
    </style:style>
    <style:style style:name="Parameters.D15" style:family="table-cell">
      <style:table-cell-properties fo:padding="0.0382in" fo:border-left="0.05pt solid #000000" fo:border-right="none" fo:border-top="none" fo:border-bottom="0.05pt solid #000000"/>
    </style:style>
    <style:style style:name="Parameters.E15" style:family="table-cell">
      <style:table-cell-properties fo:padding="0.0382in" fo:border-left="0.05pt solid #000000" fo:border-right="none" fo:border-top="none" fo:border-bottom="0.05pt solid #000000"/>
    </style:style>
    <style:style style:name="Parameters.F15" style:family="table-cell">
      <style:table-cell-properties fo:padding="0.0382in" fo:border-left="0.05pt solid #000000" fo:border-right="none" fo:border-top="none" fo:border-bottom="0.05pt solid #000000"/>
    </style:style>
    <style:style style:name="Parameters.G15" style:family="table-cell">
      <style:table-cell-properties fo:padding="0.0382in" fo:border-left="0.05pt solid #000000" fo:border-right="none" fo:border-top="none" fo:border-bottom="0.05pt solid #000000"/>
    </style:style>
    <style:style style:name="Parameters.H15" style:family="table-cell">
      <style:table-cell-properties fo:padding="0.0382in" fo:border-left="0.05pt solid #000000" fo:border-right="0.05pt solid #000000" fo:border-top="none" fo:border-bottom="0.05pt solid #000000"/>
    </style:style>
    <style:style style:name="Parameters.A16" style:family="table-cell">
      <style:table-cell-properties fo:padding="0.0382in" fo:border-left="0.05pt solid #000000" fo:border-right="none" fo:border-top="none" fo:border-bottom="0.05pt solid #000000"/>
    </style:style>
    <style:style style:name="Parameters.B16" style:family="table-cell">
      <style:table-cell-properties fo:padding="0.0382in" fo:border-left="0.05pt solid #000000" fo:border-right="none" fo:border-top="none" fo:border-bottom="0.05pt solid #000000"/>
    </style:style>
    <style:style style:name="Parameters.C16" style:family="table-cell">
      <style:table-cell-properties fo:padding="0.0382in" fo:border-left="0.05pt solid #000000" fo:border-right="none" fo:border-top="none" fo:border-bottom="0.05pt solid #000000"/>
    </style:style>
    <style:style style:name="Parameters.D16" style:family="table-cell">
      <style:table-cell-properties fo:padding="0.0382in" fo:border-left="0.05pt solid #000000" fo:border-right="none" fo:border-top="none" fo:border-bottom="0.05pt solid #000000"/>
    </style:style>
    <style:style style:name="Parameters.E16" style:family="table-cell">
      <style:table-cell-properties fo:padding="0.0382in" fo:border-left="0.05pt solid #000000" fo:border-right="none" fo:border-top="none" fo:border-bottom="0.05pt solid #000000"/>
    </style:style>
    <style:style style:name="Parameters.F16" style:family="table-cell">
      <style:table-cell-properties fo:padding="0.0382in" fo:border-left="0.05pt solid #000000" fo:border-right="none" fo:border-top="none" fo:border-bottom="0.05pt solid #000000"/>
    </style:style>
    <style:style style:name="Parameters.G16" style:family="table-cell">
      <style:table-cell-properties fo:padding="0.0382in" fo:border-left="0.05pt solid #000000" fo:border-right="none" fo:border-top="none" fo:border-bottom="0.05pt solid #000000"/>
    </style:style>
    <style:style style:name="Parameters.H16"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justify" style:justify-single-word="false"/>
    </style:style>
    <style:style style:name="P3" style:family="paragraph" style:parent-style-name="Table_20_Contents">
      <style:text-properties fo:background-color="transparent"/>
    </style:style>
    <style:style style:name="P4" style:family="paragraph" style:parent-style-name="Table_20_Contents">
      <style:paragraph-properties fo:text-align="center" style:justify-single-word="false"/>
      <style:text-properties fo:background-color="transparent"/>
    </style:style>
    <style:style style:name="P5" style:family="paragraph" style:parent-style-name="Table_20_Contents">
      <style:paragraph-properties fo:text-align="justify" style:justify-single-word="false"/>
      <style:text-properties fo:background-color="transparent"/>
    </style:style>
    <style:style style:name="P6" style:family="paragraph" style:parent-style-name="Text_20_body" style:list-style-name="L3"/>
    <style:style style:name="P7" style:family="paragraph" style:parent-style-name="Standard" style:list-style-name="L1"/>
    <style:style style:name="P8" style:family="paragraph" style:parent-style-name="Standard" style:list-style-name="L2"/>
    <style:style style:name="T1" style:family="text">
      <style:text-properties fo:font-weight="bold" style:font-weight-asian="bold" style:font-weight-complex="bold"/>
    </style:style>
    <style:style style:name="T2" style:family="text">
      <style:text-properties style:text-outline="false" style:text-line-through-style="none" style:font-name="Nimbus Roman No9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T3" style:family="text">
      <style:text-properties style:font-name="Nimbus Roman No9 L" fo:font-size="9pt" style:font-size-asian="9pt" style:font-size-complex="9pt"/>
    </style:style>
    <style:style style:name="T4" style:family="text">
      <style:text-properties style:font-name="Nimbus Roman No9 L"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odel Definition</text:h>
      <text:p text:style-name="Standard">The Personal Economic Simulation Model is a model in which the user puts certain parameters about his/her personal economy and projections, and the simulation runs until it meets some final state, goal or time (provided by the user) or the system's default period of time. Then the user can check the state of the different parameters on each period of time. </text:p>
      <text:p text:style-name="Standard"/>
      <text:p text:style-name="Standard">It should be able to determine the initial conditions given a final state. </text:p>
      <text:p text:style-name="Standard"/>
      <text:h text:style-name="Heading_20_2" text:outline-level="2">Parameters</text:h>
      <text:list xml:id="list1445349971" text:style-name="L1">
        <text:list-item>
          <text:p text:style-name="P7"><text:span text:style-name="T1">N =</text:span> Number of the parameter.</text:p>
        </text:list-item>
        <text:list-item>
          <text:p text:style-name="P7"><text:span text:style-name="T1">Name = </text:span>Name given to the parameter.</text:p>
        </text:list-item>
        <text:list-item>
          <text:p text:style-name="P7"><text:span text:style-name="T1">Category =</text:span> Can be Assets, Incomes, Expenses, Liabilities.</text:p>
        </text:list-item>
        <text:list-item>
          <text:p text:style-name="P7"><text:span text:style-name="T1">Type =</text:span> If the parameter has an absolute value or relative.</text:p>
        </text:list-item>
        <text:list-item>
          <text:p text:style-name="P7"><text:span text:style-name="T1">Kind = </text:span>How affects the Assets and Incomes (Positive if increase Assets or Incomes, Negative otherwise).</text:p>
        </text:list-item>
        <text:list-item>
          <text:p text:style-name="P7"><text:span text:style-name="T1">Initial/Final = </text:span>When can be set the parameter or if the parameter can be used as a simulation stop.</text:p>
        </text:list-item>
        <text:list-item>
          <text:p text:style-name="P7"><text:span text:style-name="T1">Related to =</text:span> Number of the parameters associated or affected by this parameter.</text:p>
        </text:list-item>
        <text:list-item>
          <text:p text:style-name="P7"><text:span text:style-name="T1">Description =</text:span> Short descriptions of how this parameter affects the model.</text:p>
        </text:list-item>
      </text:list>
      <text:p text:style-name="Standard"/>
      <table:table table:name="Parameters" table:style-name="Parameters">
        <table:table-column table:style-name="Parameters.A"/>
        <table:table-column table:style-name="Parameters.B"/>
        <table:table-column table:style-name="Parameters.C"/>
        <table:table-column table:style-name="Parameters.D"/>
        <table:table-column table:style-name="Parameters.E"/>
        <table:table-column table:style-name="Parameters.F"/>
        <table:table-column table:style-name="Parameters.G"/>
        <table:table-column table:style-name="Parameters.H"/>
        <table:table-header-rows>
          <table:table-row table:style-name="Parameters.1">
            <table:table-cell table:style-name="Parameters.A1" office:value-type="string">
              <text:p text:style-name="P1">N</text:p>
            </table:table-cell>
            <table:table-cell table:style-name="Parameters.A1" office:value-type="string">
              <text:p text:style-name="P1">Name</text:p>
            </table:table-cell>
            <table:table-cell table:style-name="Parameters.A1" office:value-type="string">
              <text:p text:style-name="P1">Category</text:p>
            </table:table-cell>
            <table:table-cell table:style-name="Parameters.A1" office:value-type="string">
              <text:p text:style-name="P1">Type</text:p>
            </table:table-cell>
            <table:table-cell table:style-name="Parameters.A1" office:value-type="string">
              <text:p text:style-name="P1">Kind</text:p>
            </table:table-cell>
            <table:table-cell table:style-name="Parameters.A1" office:value-type="string">
              <text:p text:style-name="P1">Initial/ Final</text:p>
            </table:table-cell>
            <table:table-cell table:style-name="Parameters.A1" office:value-type="string">
              <text:p text:style-name="P1">Related to</text:p>
            </table:table-cell>
            <table:table-cell table:style-name="Parameters.H1" office:value-type="string">
              <text:p text:style-name="P1">Description</text:p>
            </table:table-cell>
          </table:table-row>
        </table:table-header-rows>
        <table:table-row>
          <table:table-cell table:style-name="Parameters.A13" office:value-type="string">
            <text:p text:style-name="P1">1</text:p>
          </table:table-cell>
          <table:table-cell table:style-name="Parameters.B2" office:value-type="string">
            <text:p text:style-name="Table_20_Contents">Money in Accounts</text:p>
          </table:table-cell>
          <table:table-cell table:style-name="Parameters.C2" office:value-type="string">
            <text:p text:style-name="P1">Assets</text:p>
          </table:table-cell>
          <table:table-cell table:style-name="Parameters.D13" office:value-type="string">
            <text:p text:style-name="P1">Absolute</text:p>
          </table:table-cell>
          <table:table-cell table:style-name="Parameters.E2" office:value-type="string">
            <text:p text:style-name="P1">Neutral</text:p>
          </table:table-cell>
          <table:table-cell table:style-name="Parameters.F2" office:value-type="string">
            <text:p text:style-name="P1">Initial / Final</text:p>
          </table:table-cell>
          <table:table-cell table:style-name="Parameters.G13" office:value-type="string">
            <text:p text:style-name="P1"/>
          </table:table-cell>
          <table:table-cell table:style-name="Parameters.H2" office:value-type="string">
            <text:p text:style-name="P2">This represents all the money the user have in his/her accounts.</text:p>
          </table:table-cell>
        </table:table-row>
        <table:table-row>
          <table:table-cell table:style-name="Parameters.A13" office:value-type="string">
            <text:p text:style-name="P1">2</text:p>
          </table:table-cell>
          <table:table-cell table:style-name="Parameters.B3" office:value-type="string">
            <text:p text:style-name="Table_20_Contents">APR of Accounts</text:p>
          </table:table-cell>
          <table:table-cell table:style-name="Parameters.C3" office:value-type="string">
            <text:p text:style-name="P1">Assets</text:p>
          </table:table-cell>
          <table:table-cell table:style-name="Parameters.D13" office:value-type="string">
            <text:p text:style-name="P1">Absolute</text:p>
          </table:table-cell>
          <table:table-cell table:style-name="Parameters.E3" office:value-type="string">
            <text:p text:style-name="P1">Positive</text:p>
          </table:table-cell>
          <table:table-cell table:style-name="Parameters.F3" office:value-type="string">
            <text:p text:style-name="P1">Initial</text:p>
          </table:table-cell>
          <table:table-cell table:style-name="Parameters.G13" office:value-type="string">
            <text:p text:style-name="P1">1</text:p>
          </table:table-cell>
          <table:table-cell table:style-name="Parameters.H3" office:value-type="string">
            <text:p text:style-name="P2">This represents the interests earned in the year by the user. It affects the Money in the Accounts once a month.</text:p>
          </table:table-cell>
        </table:table-row>
        <table:table-row>
          <table:table-cell table:style-name="Parameters.A13" office:value-type="string">
            <text:p text:style-name="P1">3</text:p>
          </table:table-cell>
          <table:table-cell table:style-name="Parameters.B4" office:value-type="string">
            <text:p text:style-name="Table_20_Contents">Fixed Earnings</text:p>
          </table:table-cell>
          <table:table-cell table:style-name="Parameters.C4" office:value-type="string">
            <text:p text:style-name="P1">Incomes</text:p>
          </table:table-cell>
          <table:table-cell table:style-name="Parameters.D13" office:value-type="string">
            <text:p text:style-name="P1">Absolute</text:p>
          </table:table-cell>
          <table:table-cell table:style-name="Parameters.E4" office:value-type="string">
            <text:p text:style-name="P1">Positive</text:p>
          </table:table-cell>
          <table:table-cell table:style-name="Parameters.F4" office:value-type="string">
            <text:p text:style-name="P1">Initial / Final</text:p>
          </table:table-cell>
          <table:table-cell table:style-name="Parameters.G13" office:value-type="string">
            <text:p text:style-name="P1">1</text:p>
          </table:table-cell>
          <table:table-cell table:style-name="Parameters.H4" office:value-type="string">
            <text:p text:style-name="P2">Money earned monthly. This will affect the amount of Money in the Accounts monthly. It can be listed by category (as main job).</text:p>
          </table:table-cell>
        </table:table-row>
        <table:table-row>
          <table:table-cell table:style-name="Parameters.A13" office:value-type="string">
            <text:p text:style-name="P1">4</text:p>
          </table:table-cell>
          <table:table-cell table:style-name="Parameters.B5" office:value-type="string">
            <text:p text:style-name="Table_20_Contents">Variable Earnings</text:p>
          </table:table-cell>
          <table:table-cell table:style-name="Parameters.C5" office:value-type="string">
            <text:p text:style-name="P1">Incomes</text:p>
          </table:table-cell>
          <table:table-cell table:style-name="Parameters.D13" office:value-type="string">
            <text:p text:style-name="P1">Absolute/Variable</text:p>
          </table:table-cell>
          <table:table-cell table:style-name="Parameters.E5" office:value-type="string">
            <text:p text:style-name="P1">Positive</text:p>
          </table:table-cell>
          <table:table-cell table:style-name="Parameters.F5" office:value-type="string">
            <text:p text:style-name="P1">Initial</text:p>
          </table:table-cell>
          <table:table-cell table:style-name="Parameters.G13" office:value-type="string">
            <text:p text:style-name="P1">1</text:p>
          </table:table-cell>
          <table:table-cell table:style-name="Parameters.H5" office:value-type="string">
            <text:p text:style-name="P2">List of variable earnings. The user can specify the periodicty of this by months. Each variable <text:soft-page-break/>earning has a percentage associated to indicate the probabilities of the variable earning to occur. It can be listed by category.</text:p>
          </table:table-cell>
        </table:table-row>
        <table:table-row>
          <table:table-cell table:style-name="Parameters.A13" office:value-type="string">
            <text:p text:style-name="P1">5</text:p>
          </table:table-cell>
          <table:table-cell table:style-name="Parameters.B6" office:value-type="string">
            <text:p text:style-name="Table_20_Contents">Fixed Expenses</text:p>
          </table:table-cell>
          <table:table-cell table:style-name="Parameters.C6" office:value-type="string">
            <text:p text:style-name="P1">Expenses</text:p>
          </table:table-cell>
          <table:table-cell table:style-name="Parameters.D13" office:value-type="string">
            <text:p text:style-name="P1">Absolute</text:p>
          </table:table-cell>
          <table:table-cell table:style-name="Parameters.E6" office:value-type="string">
            <text:p text:style-name="P1">Negative</text:p>
          </table:table-cell>
          <table:table-cell table:style-name="Parameters.F6" office:value-type="string">
            <text:p text:style-name="P1">Initial / Final</text:p>
          </table:table-cell>
          <table:table-cell table:style-name="Parameters.G13" office:value-type="string">
            <text:p text:style-name="P1">1</text:p>
          </table:table-cell>
          <table:table-cell table:style-name="Parameters.H6" office:value-type="string">
            <text:p text:style-name="P2">Money expended monthly. This affects the amount of Money in the Accounts monthly. It can be listed by category. Fixed expenses will have priorities that will be used in case that not all the expenses can be paid in a month. </text:p>
          </table:table-cell>
        </table:table-row>
        <table:table-row>
          <table:table-cell table:style-name="Parameters.A13" office:value-type="string">
            <text:p text:style-name="P1">6</text:p>
          </table:table-cell>
          <table:table-cell table:style-name="Parameters.B7" office:value-type="string">
            <text:p text:style-name="Table_20_Contents">Variable Expenses</text:p>
          </table:table-cell>
          <table:table-cell table:style-name="Parameters.C7" office:value-type="string">
            <text:p text:style-name="P1">Expenses</text:p>
          </table:table-cell>
          <table:table-cell table:style-name="Parameters.D13" office:value-type="string">
            <text:p text:style-name="P1">Absolute/Variable</text:p>
          </table:table-cell>
          <table:table-cell table:style-name="Parameters.E7" office:value-type="string">
            <text:p text:style-name="P1">Negative</text:p>
          </table:table-cell>
          <table:table-cell table:style-name="Parameters.F7" office:value-type="string">
            <text:p text:style-name="P1">Initial</text:p>
          </table:table-cell>
          <table:table-cell table:style-name="Parameters.G13" office:value-type="string">
            <text:p text:style-name="P1">1</text:p>
          </table:table-cell>
          <table:table-cell table:style-name="Parameters.H7" office:value-type="string">
            <text:p text:style-name="P2">List of variable expenses. The user can specify the periodicty of this by months.. Each variable expense has a percentage associated to indicate the probabilities of the variable earning to occur. It can be listed by category. </text:p>
          </table:table-cell>
        </table:table-row>
        <table:table-row>
          <table:table-cell table:style-name="Parameters.A13" office:value-type="string">
            <text:p text:style-name="P4">7</text:p>
          </table:table-cell>
          <table:table-cell table:style-name="Parameters.B8" office:value-type="string">
            <text:p text:style-name="P3">Minimun <text:s/>Savings Percentage</text:p>
          </table:table-cell>
          <table:table-cell table:style-name="Parameters.C8" office:value-type="string">
            <text:p text:style-name="P4">Assets</text:p>
          </table:table-cell>
          <table:table-cell table:style-name="Parameters.D13" office:value-type="string">
            <text:p text:style-name="P4">Percent.</text:p>
          </table:table-cell>
          <table:table-cell table:style-name="Parameters.E8" office:value-type="string">
            <text:p text:style-name="P4">Neutral</text:p>
          </table:table-cell>
          <table:table-cell table:style-name="Parameters.F8" office:value-type="string">
            <text:p text:style-name="P4">Initial / Final</text:p>
          </table:table-cell>
          <table:table-cell table:style-name="Parameters.G13" office:value-type="string">
            <text:p text:style-name="P4">1, 10</text:p>
          </table:table-cell>
          <table:table-cell table:style-name="Parameters.H8" office:value-type="string">
            <text:p text:style-name="P5">The monthly minimun savings percentage. If set as final, the system will stop when it has passed some months with this percentage. When set as initial, the system will try to save at least that percentage instead of expending on desired expenses. <text:s/>At the end of each year, it will check if the savings in the year satisfy this minimum, if so, then will be selected the Desired Expenses. </text:p>
          </table:table-cell>
        </table:table-row>
        <text:soft-page-break/>
        <table:table-row>
          <table:table-cell table:style-name="Parameters.A13" office:value-type="string">
            <text:p text:style-name="P1">8</text:p>
          </table:table-cell>
          <table:table-cell table:style-name="Parameters.B9" office:value-type="string">
            <text:p text:style-name="Table_20_Contents">Annual Salary Rise</text:p>
          </table:table-cell>
          <table:table-cell table:style-name="Parameters.C9" office:value-type="string">
            <text:p text:style-name="P1">Incomes</text:p>
          </table:table-cell>
          <table:table-cell table:style-name="Parameters.D13" office:value-type="string">
            <text:p text:style-name="P1">Percent.</text:p>
          </table:table-cell>
          <table:table-cell table:style-name="Parameters.E9" office:value-type="string">
            <text:p text:style-name="P1">Positive</text:p>
          </table:table-cell>
          <table:table-cell table:style-name="Parameters.F9" office:value-type="string">
            <text:p text:style-name="P1">Initial</text:p>
          </table:table-cell>
          <table:table-cell table:style-name="Parameters.G13" office:value-type="string">
            <text:p text:style-name="P1">3, 4</text:p>
          </table:table-cell>
          <table:table-cell table:style-name="Parameters.H9" office:value-type="string">
            <text:p text:style-name="P2">This increases the amount of fixed and variable incomes annually given a range of percentage. It can be listed by category, affecting in different ways the different incomes, or be global.</text:p>
          </table:table-cell>
        </table:table-row>
        <table:table-row>
          <table:table-cell table:style-name="Parameters.A13" office:value-type="string">
            <text:p text:style-name="P1">9</text:p>
          </table:table-cell>
          <table:table-cell table:style-name="Parameters.B10" office:value-type="string">
            <text:p text:style-name="Table_20_Contents">Inflation</text:p>
          </table:table-cell>
          <table:table-cell table:style-name="Parameters.C10" office:value-type="string">
            <text:p text:style-name="P1">Expenses</text:p>
          </table:table-cell>
          <table:table-cell table:style-name="Parameters.D13" office:value-type="string">
            <text:p text:style-name="P1">Percent.</text:p>
          </table:table-cell>
          <table:table-cell table:style-name="Parameters.E10" office:value-type="string">
            <text:p text:style-name="P1">Negative</text:p>
          </table:table-cell>
          <table:table-cell table:style-name="Parameters.F10" office:value-type="string">
            <text:p text:style-name="P1">Initial</text:p>
          </table:table-cell>
          <table:table-cell table:style-name="Parameters.G13" office:value-type="string">
            <text:p text:style-name="P1">5, 6</text:p>
          </table:table-cell>
          <table:table-cell table:style-name="Parameters.H10" office:value-type="string">
            <text:p text:style-name="P2">This increases the amount of fixed and variable expenses annually given a range of percentage. It can listed by category affecting in different ways different expenses or be global.</text:p>
          </table:table-cell>
        </table:table-row>
        <table:table-row>
          <table:table-cell table:style-name="Parameters.A11" office:value-type="string">
            <text:p text:style-name="P4">10</text:p>
          </table:table-cell>
          <table:table-cell table:style-name="Parameters.A11" office:value-type="string">
            <text:p text:style-name="P3">Desired Expenses</text:p>
          </table:table-cell>
          <table:table-cell table:style-name="Parameters.A11" office:value-type="string">
            <text:p text:style-name="P4">Expenses</text:p>
          </table:table-cell>
          <table:table-cell table:style-name="Parameters.A11" office:value-type="string">
            <text:p text:style-name="P4">Absolute</text:p>
          </table:table-cell>
          <table:table-cell table:style-name="Parameters.A11" office:value-type="string">
            <text:p text:style-name="P4">Positive</text:p>
          </table:table-cell>
          <table:table-cell table:style-name="Parameters.A11" office:value-type="string">
            <text:p text:style-name="P4">Initial / Final</text:p>
          </table:table-cell>
          <table:table-cell table:style-name="Parameters.A11" office:value-type="string">
            <text:p text:style-name="P4">1, 7</text:p>
          </table:table-cell>
          <table:table-cell table:style-name="Parameters.H11" office:value-type="string">
            <text:p text:style-name="P5">This is a list of desired expenses. When there's enough money in the account (i.e. When the account doesn't reach the annual minimum desired). It has priorities to indicate which ones are more important. </text:p>
          </table:table-cell>
        </table:table-row>
        <table:table-row>
          <table:table-cell table:style-name="Parameters.A13" office:value-type="string">
            <text:p text:style-name="P1">11</text:p>
          </table:table-cell>
          <table:table-cell table:style-name="Parameters.B12" office:value-type="string">
            <text:p text:style-name="Table_20_Contents">Liabilities</text:p>
          </table:table-cell>
          <table:table-cell table:style-name="Parameters.C12" office:value-type="string">
            <text:p text:style-name="P1">Liabilities</text:p>
          </table:table-cell>
          <table:table-cell table:style-name="Parameters.D13" office:value-type="string">
            <text:p text:style-name="P1">Absolute</text:p>
          </table:table-cell>
          <table:table-cell table:style-name="Parameters.E12" office:value-type="string">
            <text:p text:style-name="P1">Neutral</text:p>
          </table:table-cell>
          <table:table-cell table:style-name="Parameters.F12" office:value-type="string">
            <text:p text:style-name="P1">Initial / Final</text:p>
          </table:table-cell>
          <table:table-cell table:style-name="Parameters.G13" office:value-type="string">
            <text:p text:style-name="P1">1, 10</text:p>
          </table:table-cell>
          <table:table-cell table:style-name="Parameters.H12" office:value-type="string">
            <text:p text:style-name="P2">This indicates the amount of money owed by the user. This will increase when is required more money than the available in the account to pay the expenses of the month. No Desired Expenses will be done until Liabilities equals 0.</text:p>
          </table:table-cell>
        </table:table-row>
        <table:table-row>
          <table:table-cell table:style-name="Parameters.A13" office:value-type="string">
            <text:p text:style-name="P1">12</text:p>
          </table:table-cell>
          <table:table-cell table:style-name="Parameters.B13" office:value-type="string">
            <text:p text:style-name="Table_20_Contents">Liabilities APR</text:p>
          </table:table-cell>
          <table:table-cell table:style-name="Parameters.C13" office:value-type="string">
            <text:p text:style-name="P1">Liabilities</text:p>
          </table:table-cell>
          <table:table-cell table:style-name="Parameters.D13" office:value-type="string">
            <text:p text:style-name="P1">Percent.</text:p>
          </table:table-cell>
          <table:table-cell table:style-name="Parameters.E13" office:value-type="string">
            <text:p text:style-name="P1">Negative</text:p>
          </table:table-cell>
          <table:table-cell table:style-name="Parameters.F13" office:value-type="string">
            <text:p text:style-name="P1">Initial</text:p>
          </table:table-cell>
          <table:table-cell table:style-name="Parameters.G13" office:value-type="string">
            <text:p text:style-name="P1">11</text:p>
          </table:table-cell>
          <table:table-cell table:style-name="Parameters.H13" office:value-type="string">
            <text:p text:style-name="P2">Affects the amount of liabilities monthly.</text:p>
          </table:table-cell>
        </table:table-row>
        <table:table-row>
          <table:table-cell table:style-name="Parameters.A14" office:value-type="string">
            <text:p text:style-name="P1">13</text:p>
          </table:table-cell>
          <table:table-cell table:style-name="Parameters.B14" office:value-type="string">
            <text:p text:style-name="Table_20_Contents">Liabilities minimum %</text:p>
          </table:table-cell>
          <table:table-cell table:style-name="Parameters.C14" office:value-type="string">
            <text:p text:style-name="P1">Liabilities</text:p>
          </table:table-cell>
          <table:table-cell table:style-name="Parameters.D14" office:value-type="string">
            <text:p text:style-name="P1">Percent.</text:p>
          </table:table-cell>
          <table:table-cell table:style-name="Parameters.E14" office:value-type="string">
            <text:p text:style-name="P1">Neutral</text:p>
          </table:table-cell>
          <table:table-cell table:style-name="Parameters.F14" office:value-type="string">
            <text:p text:style-name="P1">Initial</text:p>
          </table:table-cell>
          <table:table-cell table:style-name="Parameters.G14" office:value-type="string">
            <text:p text:style-name="P1">6, 11</text:p>
          </table:table-cell>
          <table:table-cell table:style-name="Parameters.H14" office:value-type="string">
            <text:p text:style-name="P2">Defines the minimum monthly amount of the liabilities that must be paid.</text:p>
          </table:table-cell>
        </table:table-row>
        <text:soft-page-break/>
        <table:table-row>
          <table:table-cell table:style-name="Parameters.A15" office:value-type="string">
            <text:p text:style-name="P1">14</text:p>
          </table:table-cell>
          <table:table-cell table:style-name="Parameters.B15" office:value-type="string">
            <text:p text:style-name="Table_20_Contents">Liabilities Delayed Payment Fee</text:p>
          </table:table-cell>
          <table:table-cell table:style-name="Parameters.C15" office:value-type="string">
            <text:p text:style-name="P1">Expense</text:p>
          </table:table-cell>
          <table:table-cell table:style-name="Parameters.D15" office:value-type="string">
            <text:p text:style-name="P1">Absolute</text:p>
          </table:table-cell>
          <table:table-cell table:style-name="Parameters.E15" office:value-type="string">
            <text:p text:style-name="P1">Negative</text:p>
          </table:table-cell>
          <table:table-cell table:style-name="Parameters.F15" office:value-type="string">
            <text:p text:style-name="P1">Initial</text:p>
          </table:table-cell>
          <table:table-cell table:style-name="Parameters.G15" office:value-type="string">
            <text:p text:style-name="P1">11</text:p>
          </table:table-cell>
          <table:table-cell table:style-name="Parameters.H15" office:value-type="string">
            <text:p text:style-name="P2">Defines the amount increased in the Liabilities minimum % can't be paid in a month. </text:p>
          </table:table-cell>
        </table:table-row>
        <table:table-row>
          <table:table-cell table:style-name="Parameters.A16" office:value-type="string">
            <text:p text:style-name="P1">15</text:p>
          </table:table-cell>
          <table:table-cell table:style-name="Parameters.B16" office:value-type="string">
            <text:p text:style-name="Table_20_Contents">Period</text:p>
          </table:table-cell>
          <table:table-cell table:style-name="Parameters.C16" office:value-type="string">
            <text:p text:style-name="P1">-</text:p>
          </table:table-cell>
          <table:table-cell table:style-name="Parameters.D16" office:value-type="string">
            <text:p text:style-name="P1">Absolute</text:p>
          </table:table-cell>
          <table:table-cell table:style-name="Parameters.E16" office:value-type="string">
            <text:p text:style-name="P1">Neutral</text:p>
          </table:table-cell>
          <table:table-cell table:style-name="Parameters.F16" office:value-type="string">
            <text:p text:style-name="P1">Final</text:p>
          </table:table-cell>
          <table:table-cell table:style-name="Parameters.G16" office:value-type="string">
            <text:p text:style-name="P1"/>
          </table:table-cell>
          <table:table-cell table:style-name="Parameters.H16" office:value-type="string">
            <text:p text:style-name="P2">When defined indicates how many months will run the simulation.</text:p>
          </table:table-cell>
        </table:table-row>
      </table:table>
      <text:p text:style-name="Standard"/>
      <text:h text:style-name="Heading_20_2" text:outline-level="2">Default Stopping Conditions</text:h>
      <text:p text:style-name="Standard">Even when this could be later redefined or define in runtime, there are some Default Stopping Conditions:</text:p>
      <text:list xml:id="list1747531500" text:style-name="L2">
        <text:list-item>
          <text:p text:style-name="P8"><text:span text:style-name="T1">Period:</text:span> A Simulation Model will not run for more than 120 months (10 years).</text:p>
        </text:list-item>
        <text:list-item>
          <text:p text:style-name="P8"><text:span text:style-name="T1">Liabilities:</text:span> The Simulation Model will stop when Minimum Liabilities % can't be paid for 6 months. </text:p>
        </text:list-item>
      </text:list>
      <text:p text:style-name="Standard"/>
      <text:h text:style-name="Heading_20_2" text:outline-level="2">Other Parameters</text:h>
      <text:p text:style-name="Text_20_body">Every state can have additional helper parameters that will be specific of the implementation in order to facilitate the execution and visualization of the model. This parameters cannot be assigned by the user, because they're saved in execution time. Some of this parameters will be:</text:p>
      <text:list xml:id="list1683818675" text:style-name="L3">
        <text:list-item>
          <text:p text:style-name="P6">Monthly Income (INCOME.MONTHLY)</text:p>
        </text:list-item>
        <text:list-item>
          <text:p text:style-name="P6">Monthly Expenses (EXPENSE.MONTHLY)</text:p>
        </text:list-item>
        <text:list-item>
          <text:p text:style-name="P6">Interests Earned (ASSET.MONTHAPR)</text:p>
        </text:list-item>
        <text:list-item>
          <text:p text:style-name="P6">Yearly Income (INCOME.YEARLY)</text:p>
        </text:list-item>
        <text:list-item>
          <text:p text:style-name="P6">Yearly Expenses (EXPENSE.YEARLY)</text:p>
        </text:list-item>
        <text:list-item>
          <text:p text:style-name="P6">Monthly Income Without Interests (INCOME.MONTHLYWI)</text:p>
        </text:list-item>
        <text:list-item>
          <text:p text:style-name="P6">Available Assets for Desired Expenses<text:span text:style-name="T3"> </text:span><text:span text:style-name="T4">(</text:span><text:span text:style-name="T2">ASSET.AVDESEXP)</text:span></text:p>
        </text:list-item>
        <text:list-item>
          <text:p text:style-name="P6"><text:span text:style-name="T2">Liabilities Monthly (LIABILITIES.MONTHLY)</text:span></text:p>
        </text:list-item>
      </text:list>
      <text:p text:style-name="Text_20_body">The definition of this parameters can be found in the <text:a xlink:type="simple" xlink:href="file:///home/cvielma/Documents/Proyectos%20e%20ideas/Librethinking/ModelsSystem/svn/Documents/2-Execution/2-Design/Models/Personal%20Economic%20%20Model/PESM%20Parameters%20Definition.ods">PESM Parameters Definition</text:a> Document. </text:p>
      <text:list xml:id="list259279288" text:continue-list="list1747531500" text:style-name="L2">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Christian Vielma</meta:initial-creator>
    <meta:creation-date>2008-09-18T21:57:47</meta:creation-date>
    <meta:editing-cycles>11</meta:editing-cycles>
    <meta:editing-duration>PT3H42M3S</meta:editing-duration>
    <dc:date>2012-07-19T14:52:14</dc:date>
    <dc:creator>Christian Vielma</dc:creator>
    <meta:document-statistic meta:table-count="1" meta:image-count="0" meta:object-count="0" meta:page-count="4" meta:paragraph-count="153" meta:word-count="893" meta:character-count="5318" meta:non-whitespace-character-count="4585"/>
    <meta:user-defined meta:name="Info 1"/>
    <meta:user-defined meta:name="Info 2"/>
    <meta:user-defined meta:name="Info 3"/>
    <meta:user-defined meta:name="Info 4"/>
  </office:meta>
</office:document-meta>
</file>